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office:value-type="string" calcext:value-type="string">
            <text:p>08:0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00: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office:value-type="string" calcext:value-type="string">
            <text:p>08:10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00:2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office:value-type="string" calcext:value-type="string">
            <text:p>08:2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00:3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 office:value-type="string" calcext:value-type="string">
            <text:p>08:3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00:4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table-cell office:value-type="string" calcext:value-type="string">
            <text:p>08:40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00: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/>
          <table:table-cell office:value-type="string" calcext:value-type="string">
            <text:p>08:50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/>
          <table:table-cell office:value-type="string" calcext:value-type="string">
            <text:p>09:0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01:1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/>
          <table:table-cell office:value-type="string" calcext:value-type="string">
            <text:p>09:10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01:20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/>
          <table:table-cell office:value-type="string" calcext:value-type="string">
            <text:p>09:2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01: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/>
          <table:table-cell office:value-type="string" calcext:value-type="string">
            <text:p>09:30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01:4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office:value-type="string" calcext:value-type="string">
            <text:p>09:40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01:5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Default"/>
          <table:table-cell office:value-type="string" calcext:value-type="string">
            <text:p>09:50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/>
          <table:table-cell office:value-type="string" calcext:value-type="string">
            <text:p>10: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02:1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02:2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02: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 table:number-columns-spanned="4" table:number-rows-spanned="1">
            <text:p>------ measurement board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2:40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spanned="4" table:number-rows-spanned="1"/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2:5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 table:number-columns-spanned="4" table:number-rows-spanned="1">
            <text:p>------ start power measurement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spanned="4" table:number-rows-spanned="1"/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3:1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 table:number-columns-spanned="4" table:number-rows-spanned="1">
            <text:p>------ test board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3:2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spanned="4" table:number-rows-spanned="1"/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3:3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 table:number-columns-spanned="4" table:number-rows-spanned="1">
            <text:p>03:00 <text:s/>180 <text:s text:c="4"/>CPU 300MHz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3:40</text:p>
          </table:table-cell>
          <table:table-cell office:value-type="float" office:value="220" calcext:value-type="float">
            <text:p>220</text:p>
          </table:table-cell>
          <table:table-cell/>
          <table:table-cell table:number-columns-spanned="4" table:number-rows-spanned="1"/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3:5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 table:number-columns-spanned="4" table:number-rows-spanned="1">
            <text:p><text:s text:c="20"/>flush /proc/network_ra_ts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4" table:number-columns-spanned="4" table:number-rows-spanned="1"/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4: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 table:number-columns-spanned="4" table:number-rows-spanned="1">
            <text:p><text:s text:c="20"/>PC: read bat1.log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4:20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spanned="4" table:number-rows-spanned="1"/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4:3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 table:number-columns-spanned="4" table:number-rows-spanned="1">
            <text:p>03:20 <text:s text:c="2"/>200 <text:s text:c="2"/>start upload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4:40</text:p>
          </table:table-cell>
          <table:table-cell office:value-type="float" office:value="280" calcext:value-type="float">
            <text:p>280</text:p>
          </table:table-cell>
          <table:table-cell/>
          <table:table-cell table:number-columns-spanned="4" table:number-rows-spanned="1"/>
          <table:covered-table-cell table:number-columns-repeated="2" table:style-name="ce6"/>
          <table:covered-table-cell table:style-name="ce8"/>
        </table:table-row>
        <table:table-row table:style-name="ro1">
          <table:table-cell office:value-type="string" calcext:value-type="string">
            <text:p>04:5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 table:number-columns-spanned="4" table:number-rows-spanned="1">
            <text:p><text:s text:c="3"/>X <text:s text:c="7"/>X <text:s text:c="3"/>done upload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spanned="4" table:number-rows-spanned="1"/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5: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 table:number-columns-spanned="4" table:number-rows-spanned="1">
            <text:p>03:30 <text:s text:c="2"/>210 <text:s text:c="2"/>100KB <text:s text:c="4"/>read bat2.log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5:2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4" office:value-type="string" calcext:value-type="string" table:number-columns-spanned="4" table:number-rows-spanned="1">
            <text:p>03:30 <text:s text:c="2"/>210 <text:s text:c="2"/>1MB <text:s text:c="7"/>read bat2.log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5:3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4" office:value-type="string" calcext:value-type="string" table:number-columns-spanned="4" table:number-rows-spanned="1">
            <text:p>04:10 <text:s text:c="2"/>250 <text:s text:c="2"/>10MB <text:s text:c="5"/>read bat2.log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5:4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4" office:value-type="string" calcext:value-type="string" table:number-columns-spanned="4" table:number-rows-spanned="1">
            <text:p>05:50 <text:s text:c="2"/>350 <text:s text:c="2"/>100MB <text:s text:c="3"/>read bat2.log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5:5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1"/>
          <table:table-cell table:style-name="ce7" table:number-columns-repeated="2"/>
          <table:table-cell table:style-name="ce2"/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 table:number-columns-spanned="4" table:number-rows-spanned="1">
            <text:p>------ cat &gt;&gt; results.log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6:1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1"/>
          <table:table-cell table:style-name="ce7" table:number-columns-repeated="2"/>
          <table:table-cell table:style-name="ce2"/>
        </table:table-row>
        <table:table-row table:style-name="ro1">
          <table:table-cell office:value-type="string" calcext:value-type="string">
            <text:p>06:2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 table:number-columns-spanned="4" table:number-rows-spanned="1">
            <text:p>------ sync time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6:3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1"/>
          <table:table-cell table:style-name="ce7" table:number-columns-repeated="2"/>
          <table:table-cell table:style-name="ce2"/>
        </table:table-row>
        <table:table-row table:style-name="ro1">
          <table:table-cell office:value-type="string" calcext:value-type="string">
            <text:p>06:4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 table:number-columns-spanned="4" table:number-rows-spanned="1">
            <text:p>------ stop measurement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6:5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1"/>
          <table:table-cell table:style-name="ce7" table:number-columns-repeated="2"/>
          <table:table-cell table:style-name="ce2"/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 table:number-columns-spanned="4" table:number-rows-spanned="1">
            <text:p>------ pull power log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7:1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1"/>
          <table:table-cell table:style-name="ce7" table:number-columns-repeated="2"/>
          <table:table-cell table:style-name="ce2"/>
        </table:table-row>
        <table:table-row table:style-name="ro1">
          <table:table-cell office:value-type="string" calcext:value-type="string">
            <text:p>07:2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 table:number-columns-spanned="4" table:number-rows-spanned="1">
            <text:p>------ pull results log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7:30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spanned="4" table:number-rows-spanned="1"/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7:4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 table:number-columns-spanned="4" table:number-rows-spanned="1">
            <text:p>------ enter data</text:p>
          </table:table-cell>
          <table:covered-table-cell table:number-columns-repeated="2" table:style-name="ce7"/>
          <table:covered-table-cell table:style-name="ce2"/>
        </table:table-row>
        <table:table-row table:style-name="ro1">
          <table:table-cell office:value-type="string" calcext:value-type="string">
            <text:p>07:5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5" table:number-columns-spanned="4" table:number-rows-spanned="1"/>
          <table:covered-table-cell table:number-columns-repeated="2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2:50:54.906942668</meta:creation-date>
    <dc:date>2015-04-10T03:12:23.246265076</dc:date>
    <meta:editing-duration>PT5M47S</meta:editing-duration>
    <meta:editing-cycles>3</meta:editing-cycles>
    <meta:generator>LibreOffice/4.2.7.2$Linux_X86_64 LibreOffice_project/420m0$Build-2</meta:generator>
    <meta:print-date>2015-04-10T03:12:21.180995633</meta:print-date>
    <meta:document-statistic meta:table-count="1" meta:cell-count="140" meta:object-count="0"/>
  </office:meta>
</office:document-meta>
</file>